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4fb2fa"/>
    </style:style>
    <style:style style:name="P75" style:family="paragraph" style:parent-style-name="Standard">
      <style:text-properties officeooo:paragraph-rsid="0d5d07c4"/>
    </style:style>
    <style:style style:name="P76" style:family="paragraph" style:parent-style-name="Standard">
      <style:text-properties officeooo:paragraph-rsid="0d53d678"/>
    </style:style>
    <style:style style:name="P77" style:family="paragraph" style:parent-style-name="Standard">
      <style:text-properties officeooo:paragraph-rsid="0d8c21b9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e03342d"/>
    </style:style>
    <style:style style:name="P83" style:family="paragraph" style:parent-style-name="Standard">
      <style:text-properties officeooo:paragraph-rsid="0e0463fc"/>
    </style:style>
    <style:style style:name="P84" style:family="paragraph" style:parent-style-name="Standard">
      <style:text-properties officeooo:paragraph-rsid="0e051aee"/>
    </style:style>
    <style:style style:name="P85" style:family="paragraph" style:parent-style-name="Standard">
      <style:text-properties officeooo:paragraph-rsid="0e0bda5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0e2f7716"/>
    </style:style>
    <style:style style:name="P88" style:family="paragraph" style:parent-style-name="Standard">
      <style:text-properties officeooo:paragraph-rsid="0e38fc62"/>
    </style:style>
    <style:style style:name="P89" style:family="paragraph" style:parent-style-name="Standard">
      <style:text-properties officeooo:paragraph-rsid="0e61c509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ec8cada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>
      <style:text-properties officeooo:paragraph-rsid="0ecb810d"/>
    </style:style>
    <style:style style:name="P108" style:family="paragraph" style:parent-style-name="Standard">
      <style:text-properties officeooo:paragraph-rsid="0ecd4bf5"/>
    </style:style>
    <style:style style:name="P109" style:family="paragraph" style:parent-style-name="Standard">
      <style:text-properties officeooo:paragraph-rsid="0e460a91"/>
    </style:style>
    <style:style style:name="P110" style:family="paragraph" style:parent-style-name="Standard">
      <style:text-properties officeooo:paragraph-rsid="0e4746e6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e48dca5" style:font-weight-asian="bold" style:font-weight-complex="bold"/>
    </style:style>
    <style:style style:name="T414" style:family="text">
      <style:text-properties fo:font-weight="bold" officeooo:rsid="0ee5ca94" style:font-weight-asian="bold" style:font-weight-complex="bold"/>
    </style:style>
    <style:style style:name="T415" style:family="text">
      <style:text-properties officeooo:rsid="0aace3cd"/>
    </style:style>
    <style:style style:name="T416" style:family="text">
      <style:text-properties fo:font-size="10pt" style:font-size-asian="10pt" style:font-size-complex="10pt"/>
    </style:style>
    <style:style style:name="T417" style:family="text">
      <style:text-properties officeooo:rsid="0394a435"/>
    </style:style>
    <style:style style:name="T418" style:family="text">
      <style:text-properties officeooo:rsid="0b668458"/>
    </style:style>
    <style:style style:name="T419" style:family="text">
      <style:text-properties officeooo:rsid="0c125172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officeooo:rsid="0cf7e116"/>
    </style:style>
    <style:style style:name="T423" style:family="text">
      <style:text-properties officeooo:rsid="0b952edb"/>
    </style:style>
    <style:style style:name="T424" style:family="text">
      <style:text-properties loext:padding="0.049cm" loext:border="0.31pt solid #000000"/>
    </style:style>
    <style:style style:name="T425" style:family="text">
      <style:text-properties officeooo:rsid="0ec3cb48"/>
    </style:style>
    <style:style style:name="T426" style:family="text">
      <style:text-properties officeooo:rsid="0ec42890"/>
    </style:style>
    <style:style style:name="T427" style:family="text">
      <style:text-properties officeooo:rsid="0ec6fcb2"/>
    </style:style>
    <style:style style:name="T428" style:family="text">
      <style:text-properties officeooo:rsid="0e3b8d4d"/>
    </style:style>
    <style:style style:name="T429" style:family="text">
      <style:text-properties officeooo:rsid="0e2b2f17"/>
    </style:style>
    <style:style style:name="T430" style:family="text">
      <style:text-properties officeooo:rsid="0e3cac9e"/>
    </style:style>
    <style:style style:name="T431" style:family="text">
      <style:text-properties officeooo:rsid="0e3dd250"/>
    </style:style>
    <style:style style:name="T432" style:family="text">
      <style:text-properties officeooo:rsid="0e48dca5"/>
    </style:style>
    <style:style style:name="T43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3"><text:note text:id="ftn1" text:note-class="footnote"><text:note-citation>1</text:note-citation><text:note-body><text:p text:style-name="P31"><text:span text:style-name="T417">Deze versie heeft codenaam </text:span><text:span text:style-name="T366">B</text:span><text:span text:style-name="T367">ullseye</text:span><text:span text:style-name="T418"> </text:span><text:span text:style-name="T419">(</text:span><text:span text:style-name="T367">bullseye</text:span><text:span text:style-name="T419">)</text:span><text:span text:style-name="T418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7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79">voor</text:span><text:span text:style-name="T380"> </text:span><text:span text:style-name="T381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2">(zie toelichting)</text:span><text:span text:style-name="T23">:</text:span></text:p>
      <text:p text:style-name="P34"><text:span text:style-name="Definition"><text:span text:style-name="T384">g</text:span></text:span><text:span text:style-name="Definition"><text:span text:style-name="T383">ebruiker</text:span></text:span><text:span text:style-name="Definition"><text:span text:style-name="T388"><text:tab/><text:tab/></text:span></text:span><text:span text:style-name="Definition"><text:span text:style-name="T408"> <text:tab/><text:tab/></text:span></text:span><text:span text:style-name="T389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9"><text:tab/></text:span><text:span text:style-name="T390">(</text:span><text:span text:style-name="T385">volledige naam, bijv. </text:span><text:span text:style-name="T403">J</text:span><text:span text:style-name="T404">a</text:span><text:span text:style-name="T403">n </text:span><text:span text:style-name="T404">Jansen</text:span><text:span text:style-name="T386">)</text:span></text:p>
      <text:p text:style-name="Standard"><text:span text:style-name="Definition"><text:span text:style-name="T384">g</text:span></text:span><text:span text:style-name="Definition"><text:span text:style-name="T383">ebruikersnaam<text:tab/></text:span></text:span><text:span text:style-name="Definition"><text:span text:style-name="T383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3"><text:tab/></text:span></text:span><text:span text:style-name="T12">(korte naam, bijv. </text:span><text:span text:style-name="T314">j</text:span><text:span text:style-name="T315">a</text:span><text:span text:style-name="T314">n</text:span><text:span text:style-name="T12">)</text:span></text:p>
      <text:p text:style-name="P33"><text:span text:style-name="Definition"><text:span text:style-name="T392">c</text:span></text:span><text:span text:style-name="Definition"><text:span text:style-name="T391">omputernaam<text:tab/><text:tab/></text:span></text:span><text:span text:style-name="Definition"><text:span text:style-name="T389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p</text:span></text:span><text:span text:style-name="Definition"><text:span text:style-name="T399">c02</text:span></text:span><text:span text:style-name="Definition"><text:span text:style-name="T395">)</text:span></text:span></text:p>
      <text:p text:style-name="P33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33"><text:span text:style-name="Definition"><text:span text:style-name="T393">i</text:span></text:span><text:span text:style-name="Definition"><text:span text:style-name="T394">nstellingen</text:span></text:span><text:span text:style-name="T395"><text:tab/> <text:tab/><text:tab/></text:span><text:span text:style-name="T395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37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2</text:span></text:span><text:span text:style-name="Definition"><text:span text:style-name="T388"><text:tab/></text:span></text:span><text:span text:style-name="Definition"><text:span text:style-name="T408"> <text:tab/><text:tab/></text:span></text:span><text:span text:style-name="T389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5">volledige naam </text:span><text:span text:style-name="T387">evt. 2</text:span><text:span text:style-name="T409">e</text:span><text:span text:style-name="T387"> gebruiker</text:span><text:span text:style-name="T386">)</text:span></text:p>
      <text:p text:style-name="P108"><text:span text:style-name="Definition"><text:span text:style-name="T406">g</text:span></text:span><text:span text:style-name="Definition"><text:span text:style-name="T405">ebruikersnaam</text:span></text:span><text:span text:style-name="Definition"><text:span text:style-name="T407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12">(korte naam</text:span><text:span text:style-name="T316"> </text:span><text:span text:style-name="T402">evt. 2</text:span><text:span text:style-name="T410">e</text:span><text:span text:style-name="T402"> gebruiker</text:span><text:span text:style-name="T12">)</text:span></text:p>
      <text:p text:style-name="P37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41"/>
      <text:p text:style-name="P35"><text:span text:style-name="Strong_20_Emphasis"><text:span text:style-name="T311"/></text:span></text:p>
      <text:p text:style-name="P36"><text:span text:style-name="T305">Nog niet op Linux?<text:tab/></text:span><text:span text:style-name="T308"><text:tab/></text:span><text:span text:style-name="T309">G</text:span><text:span text:style-name="T302">ebruik </text:span><text:span text:style-name="Strong_20_Emphasis"><text:span text:style-name="T313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24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0"/></text:span></text:p>
      <text:list xml:id="list3050489918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425">F</text:span>i-<text:span text:style-name="T426">gegevens vast zoals de naam v</text:span><text:span text:style-name="T427">a</text:span><text:span text:style-name="T426">n het netwerk (SSID) en wachtwoord</text:span><text:span text:style-name="Strong_20_Emphasis"><text:span text:style-name="T124"><text:note text:id="ftn2" text:note-class="footnote"><text:note-citation>2</text:note-citation><text:note-body><text:p text:style-name="P100"><text:span text:style-name="User_20_Entry"><text:span text:style-name="T229">I</text:span></text:span><text:span text:style-name="User_20_Entry"><text:span text:style-name="T230">n </text:span></text:span><text:span text:style-name="User_20_Entry"><text:span text:style-name="T256">Bitwarden</text:span></text:span><text:span text:style-name="User_20_Entry"><text:span text:style-name="T230"> met </text:span></text:span><text:span text:style-name="User_20_Entry"><text:span text:style-name="T257">Terminalvenster</text:span></text:span><text:span text:style-name="User_20_Entry"><text:span text:style-name="T228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346295055424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46295055712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346295056000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9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9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3462950562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3462950565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46295056864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346295057152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105147820006375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629487558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8">(</text:span><text:span text:style-name="T349">Live</text:span><text:span text:style-name="T217"><text:note text:id="ftn5" text:note-class="footnote"><text:note-citation>1</text:note-citation><text:note-body><text:p text:style-name="P30"><text:span text:style-name="T411">Vanaf ee</text:span>n Live <text:span text:style-name="T415">USB-stick of </text:span><text:span text:style-name="T376">CD</text:span><text:span text:style-name="T416"> </text:span>kunt <text:span text:style-name="T411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101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5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20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8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21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346295023440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34629528201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46295284320">
          <table:table-cell table:style-name="_32_._5f_Installatie_5f_uitvoeren.A1" office:value-type="string">
            <text:p text:style-name="P77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346295284608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346295284896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2">Locatie</text:span> kies bij <text:span text:style-name="T412">Regio</text:span> voor <text:span text:style-name="T412">Europa</text:span> en klik op <text:span text:style-name="T412">Volgende</text:span>.</text:p>
          </table:table-cell>
        </table:table-row>
        <table:table-row table:style-name="TableLine94346295285184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2">Toetsenbord</text:span> kies <text:span text:style-name="T412">English (US)</text:span> en klik op <text:span text:style-name="T412">Volgende</text:span>.</text:p>
          </table:table-cell>
        </table:table-row>
        <table:table-row table:style-name="TableLine9434629528547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46295285760">
          <table:table-cell table:style-name="_32_._5f_Installatie_5f_uitvoeren.A1" office:value-type="string">
            <text:p text:style-name="P85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34629528604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4629528633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34629528662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4629528691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346295287200">
          <table:table-cell table:style-name="_32_._5f_Installatie_5f_uitvoeren.A1" office:value-type="string">
            <text:p text:style-name="P8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34629528748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34629528777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105146721618379" text:continue-numbering="true" text:style-name="L1">
        <text:list-item>
          <text:p text:style-name="P119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629521590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34629543164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46295381392">
          <table:table-cell table:style-name="_33_._5f_Installatie_5f_afrond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3462954361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3462953068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3462954739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434629549321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3462954905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3462953907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3462953563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46295432768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346295492144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6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43462953525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4346295395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46295459392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346295462016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8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34629547054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34629542558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4629547113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2">Apps</text:span> in map <text:span text:style-name="T412">kz</text:span> in <text:span text:style-name="T412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346295432112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346295357056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346295488048">
          <table:table-cell table:style-name="_33_._5f_Installatie_5f_afron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7"/></text:span></text:p>
      <text:p text:style-name="P67"><text:span text:style-name="Strong_20_Emphasis"><text:span text:style-name="T87"/></text:span></text:p>
      <text:list xml:id="list105147372614682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346295423264">
          <table:table-cell table:style-name="Tabel2.A1" office:value-type="string">
            <text:p text:style-name="P88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9"><text:span text:style-name="User_20_Entry"><text:span text:style-name="T22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34629534910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46295601024">
          <table:table-cell table:style-name="Tabel2.A1" office:value-type="string">
            <text:p text:style-name="P93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7">D</text:span>e <text:span text:style-name="T424">Super</text:span>-toets <text:span text:style-name="T297">is </text:span>de Windows<text:span text:style-name="T422">-</text:span><text:span text:style-name="T423">toets</text:span>, <text:span text:style-name="T422">C</text:span>ommand-<text:span text:style-name="T423">toets</text:span>, of <text:span text:style-name="T422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34629560153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34629560216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34629560278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9">Wijzig <text:span text:style-name="T428">de a</text:span>chtergrond<text:span text:style-name="T429"> </text:span>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1">2</text:note-ref></text:span><text:span text:style-name="T330">, </text:span><text:span text:style-name="T332">zoek </text:span><text:span text:style-name="T340">acht</text:span><text:span text:style-name="T332"> en klik achter </text:span><text:span text:style-name="T340">Instellingen</text:span><text:span text:style-name="T332"> op </text:span><text:span text:style-name="T340">Achtergrond</text:span><text:span text:style-name="T330">.</text:span></text:p>
            <text:p text:style-name="P110"><text:span text:style-name="T335">Klik op </text:span><text:span text:style-name="T342">Afbeelding toevoegen</text:span><text:span text:style-name="T335">.</text:span><text:span text:style-name="T330"><text:line-break/></text:span><text:span text:style-name="T333">Gebruik </text:span><text:span text:style-name="T334">de </text:span><text:span text:style-name="T335">locatie</text:span> in <text:span text:style-name="T413">Persoonlijke map</text:span><text:span text:style-name="T432"> /</text:span> <text:span text:style-name="T413">kz-</text:span><text:span text:style-name="T414">data</text:span><text:span text:style-name="T432"> / </text:span><text:span text:style-name="T21">A</text:span><text:span text:style-name="T412">chtergrond</text:span><text:span text:style-name="T433">.</text:span></text:p>
          </table:table-cell>
        </table:table-row>
        <table:table-row table:style-name="TableLine9434629560340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<text:span text:style-name="T430">de g</text:span>ebruikersfoto 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1">2</text:note-ref></text:span><text:span text:style-name="T330">, </text:span><text:span text:style-name="T332">zoek </text:span><text:span text:style-name="T341">gebr</text:span><text:span text:style-name="T332"> en klik achter </text:span><text:span text:style-name="T340">Instellingen</text:span><text:span text:style-name="T332"> op </text:span><text:span text:style-name="T341">Gebruikers</text:span><text:span text:style-name="T330">.</text:span></text:p>
            <text:p text:style-name="P111"><text:span text:style-name="T336">Klik op </text:span><text:span text:style-name="Strong_20_Emphasis"><text:span text:style-name="T301">Ontgrendelen</text:span></text:span><text:span text:style-name="T336">.</text:span></text:p>
            <text:p text:style-name="P111"><text:span text:style-name="T336">Klik op afbeelding voor </text:span><text:span text:style-name="Definition"><text:span text:style-name="T30">gebruiker</text:span></text:span><text:span text:style-name="T336">.</text:span></text:p>
            <text:p text:style-name="P112"><text:span text:style-name="T336">Klik op </text:span><text:span text:style-name="Strong_20_Emphasis"><text:span text:style-name="T301">Selecteer een bestand</text:span></text:span><text:span text:style-name="T336">.</text:span><text:span text:style-name="T330"><text:line-break/></text:span><text:span text:style-name="T337">Gebruik de foto </text:span><text:span text:style-name="T338">in</text:span><text:span text:style-name="T337"> </text:span>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39">Gebruikersfoto</text:span><text:span text:style-name="T327">.</text:span></text:p>
          </table:table-cell>
        </table:table-row>
        <table:table-row table:style-name="TableLine94346295604032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<text:span text:style-name="T431">de f</text:span>avorieten met <text:span text:style-name="T343">Persoonlijke map</text:span><text:span text:style-name="T337"> / </text:span><text:span text:style-name="T343">kz-</text:span><text:span text:style-name="T345">data</text:span><text:span text:style-name="T337"> / </text:span><text:span text:style-name="T344">Favorieten</text:span><text:span text:style-name="T327">.</text:span></text:p>
          </table:table-cell>
        </table:table-row>
        <table:table-row table:style-name="TableLine9434629560465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346295605280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21"/></text:span></text:p>
      <text:p text:style-name="P19"/>
      <text:p text:style-name="P97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2T10:51:46.300880131">12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2T10:51:46.038627370</dc:date>
    <meta:keyword>Installatie</meta:keyword>
    <meta:keyword>Checklist</meta:keyword>
    <meta:keyword>Linux</meta:keyword>
    <meta:editing-cycles>6544</meta:editing-cycles>
    <meta:editing-duration>P11DT14H7M20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49" meta:character-count="6381" meta:non-whitespace-character-count="5470"/>
    <meta:user-defined meta:name="Info 1"/>
    <meta:user-defined meta:name="Info 2"/>
    <meta:user-defined meta:name="Info 3"/>
    <meta:user-defined meta:name="Info 4"/>
  </office:meta>
</office:document-meta>
</file>